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o_20_em_20_bloco">
      <style:paragraph-properties fo:margin-left="0cm" fo:margin-right="-0.004cm" fo:text-indent="2.499cm" style:auto-text-indent="false"/>
      <style:text-properties fo:language="pt" fo:country="BR" officeooo:paragraph-rsid="0009a469"/>
    </style:style>
    <style:style style:name="P2" style:family="paragraph" style:parent-style-name="Texto_20_em_20_bloco">
      <style:paragraph-properties fo:margin-left="0cm" fo:margin-right="-0.004cm" fo:text-indent="2.499cm" style:auto-text-indent="false"/>
      <style:text-properties fo:language="pt" fo:country="BR" officeooo:paragraph-rsid="000ae886"/>
    </style:style>
    <style:style style:name="P3" style:family="paragraph" style:parent-style-name="Texto_20_em_20_bloco" style:master-page-name="">
      <style:paragraph-properties fo:margin-left="2.499cm" fo:margin-right="-0.004cm" fo:margin-top="0cm" fo:margin-bottom="0cm" loext:contextual-spacing="false" fo:text-align="justify" style:justify-single-word="false" fo:text-indent="0cm" style:auto-text-indent="false" style:page-number="auto"/>
      <style:text-properties style:font-name="Times New Roman" fo:font-size="10.5pt" fo:language="pt" fo:country="BR" officeooo:paragraph-rsid="0009a469" style:font-size-asian="10.5pt"/>
    </style:style>
    <style:style style:name="P4" style:family="paragraph" style:parent-style-name="Texto_20_em_20_bloco">
      <style:paragraph-properties fo:margin-left="2.499cm" fo:margin-right="-0.004cm" fo:text-indent="2cm" style:auto-text-indent="false"/>
      <style:text-properties style:font-name="Times New Roman" fo:font-size="11pt" fo:language="pt" fo:country="BR" officeooo:paragraph-rsid="000ae886" style:font-size-asian="11pt"/>
    </style:style>
    <style:style style:name="P5" style:family="paragraph" style:parent-style-name="Standard">
      <style:paragraph-properties fo:margin-left="0.034cm" fo:margin-right="0cm" fo:text-align="justify" style:justify-single-word="false" fo:text-indent="2.466cm" style:auto-text-indent="false">
        <style:tab-stops>
          <style:tab-stop style:position="-0.146cm"/>
          <style:tab-stop style:position="1.124cm"/>
          <style:tab-stop style:position="2.394cm"/>
          <style:tab-stop style:position="3.664cm"/>
          <style:tab-stop style:position="4.934cm"/>
          <style:tab-stop style:position="6.204cm"/>
          <style:tab-stop style:position="7.474cm"/>
          <style:tab-stop style:position="8.744cm"/>
          <style:tab-stop style:position="10.014cm"/>
        </style:tab-stops>
      </style:paragraph-properties>
      <style:text-properties fo:color="#000000" style:font-name="Times New Roman" fo:font-size="11.5pt" fo:language="pt" fo:country="BR" officeooo:paragraph-rsid="000ae886" style:font-size-asian="11.5pt"/>
    </style:style>
    <style:style style:name="P6" style:family="paragraph" style:parent-style-name="Standard">
      <style:paragraph-properties fo:margin-left="0.034cm" fo:margin-right="0cm" fo:text-align="justify" style:justify-single-word="false" fo:text-indent="2.466cm" style:auto-text-indent="false">
        <style:tab-stops>
          <style:tab-stop style:position="-0.146cm"/>
          <style:tab-stop style:position="1.124cm"/>
          <style:tab-stop style:position="2.394cm"/>
          <style:tab-stop style:position="3.664cm"/>
          <style:tab-stop style:position="4.6cm"/>
          <style:tab-stop style:position="6.204cm"/>
          <style:tab-stop style:position="7.474cm"/>
          <style:tab-stop style:position="8.744cm"/>
          <style:tab-stop style:position="10.014cm"/>
        </style:tab-stops>
      </style:paragraph-properties>
      <style:text-properties fo:color="#000000" style:font-name="Times New Roman" fo:font-size="11.5pt" fo:language="pt" fo:country="BR" officeooo:paragraph-rsid="0009a469" style:font-size-asian="11.5pt"/>
    </style:style>
    <style:style style:name="P7" style:family="paragraph" style:parent-style-name="Standard">
      <style:paragraph-properties fo:margin-left="0.034cm" fo:margin-right="0cm" fo:text-align="justify" style:justify-single-word="false" fo:text-indent="2.466cm" style:auto-text-indent="false">
        <style:tab-stops>
          <style:tab-stop style:position="-0.146cm"/>
          <style:tab-stop style:position="1.124cm"/>
          <style:tab-stop style:position="2.394cm"/>
          <style:tab-stop style:position="3.664cm"/>
          <style:tab-stop style:position="4.934cm"/>
          <style:tab-stop style:position="6.204cm"/>
          <style:tab-stop style:position="7.474cm"/>
          <style:tab-stop style:position="8.744cm"/>
          <style:tab-stop style:position="10.014cm"/>
        </style:tab-stops>
      </style:paragraph-properties>
      <style:text-properties fo:color="#000000" style:font-name="Times New Roman" fo:font-size="11.5pt" fo:language="pt" fo:country="BR" officeooo:rsid="001f38e8" officeooo:paragraph-rsid="000ba2db" fo:background-color="#ffff00" style:font-size-asian="11.5pt"/>
    </style:style>
    <style:style style:name="P8" style:family="paragraph" style:parent-style-name="Standard">
      <style:paragraph-properties fo:margin-left="0.034cm" fo:margin-right="0cm" fo:text-align="justify" style:justify-single-word="false" fo:text-indent="2.466cm" style:auto-text-indent="false">
        <style:tab-stops>
          <style:tab-stop style:position="-0.146cm"/>
          <style:tab-stop style:position="1.124cm"/>
          <style:tab-stop style:position="2.394cm"/>
          <style:tab-stop style:position="3.664cm"/>
          <style:tab-stop style:position="4.934cm"/>
          <style:tab-stop style:position="6.204cm"/>
          <style:tab-stop style:position="7.474cm"/>
          <style:tab-stop style:position="8.744cm"/>
          <style:tab-stop style:position="10.014cm"/>
        </style:tab-stops>
      </style:paragraph-properties>
      <style:text-properties fo:color="#000000" style:font-name="Times New Roman" fo:language="pt" fo:country="BR" officeooo:paragraph-rsid="000aa1bf"/>
    </style:style>
    <style:style style:name="P9" style:family="paragraph" style:parent-style-name="Standard">
      <style:paragraph-properties fo:margin-left="0.034cm" fo:margin-right="0cm" fo:text-align="justify" style:justify-single-word="false" fo:text-indent="2.466cm" style:auto-text-indent="false">
        <style:tab-stops>
          <style:tab-stop style:position="-0.146cm"/>
          <style:tab-stop style:position="1.124cm"/>
          <style:tab-stop style:position="2.394cm"/>
          <style:tab-stop style:position="3.664cm"/>
          <style:tab-stop style:position="4.934cm"/>
          <style:tab-stop style:position="6.204cm"/>
          <style:tab-stop style:position="7.474cm"/>
          <style:tab-stop style:position="8.744cm"/>
          <style:tab-stop style:position="10.014cm"/>
        </style:tab-stops>
      </style:paragraph-properties>
      <style:text-properties fo:color="#000000" style:font-name="Times New Roman" fo:language="pt" fo:country="BR" officeooo:paragraph-rsid="000ba2db"/>
    </style:style>
    <style:style style:name="P10" style:family="paragraph" style:parent-style-name="Standard">
      <style:paragraph-properties fo:margin-left="0.034cm" fo:margin-right="0cm" fo:text-align="justify" style:justify-single-word="false" fo:text-indent="2.466cm" style:auto-text-indent="false">
        <style:tab-stops>
          <style:tab-stop style:position="-0.146cm"/>
          <style:tab-stop style:position="1.124cm"/>
          <style:tab-stop style:position="2.394cm"/>
          <style:tab-stop style:position="3.664cm"/>
          <style:tab-stop style:position="4.6cm"/>
          <style:tab-stop style:position="6.204cm"/>
          <style:tab-stop style:position="7.474cm"/>
          <style:tab-stop style:position="8.744cm"/>
          <style:tab-stop style:position="10.014cm"/>
        </style:tab-stops>
      </style:paragraph-properties>
      <style:text-properties fo:color="#000000" style:font-name="Times New Roman" fo:language="pt" fo:country="BR" officeooo:paragraph-rsid="000ae886"/>
    </style:style>
    <style:style style:name="P11" style:family="paragraph" style:parent-style-name="Standard">
      <style:paragraph-properties fo:margin-left="0.034cm" fo:margin-right="0cm" fo:text-align="justify" style:justify-single-word="false" fo:text-indent="2.466cm" style:auto-text-indent="false">
        <style:tab-stops>
          <style:tab-stop style:position="-0.146cm"/>
          <style:tab-stop style:position="1.124cm"/>
          <style:tab-stop style:position="2.394cm"/>
          <style:tab-stop style:position="3.664cm"/>
          <style:tab-stop style:position="4.6cm"/>
          <style:tab-stop style:position="6.204cm"/>
          <style:tab-stop style:position="7.474cm"/>
          <style:tab-stop style:position="8.744cm"/>
          <style:tab-stop style:position="10.014cm"/>
        </style:tab-stops>
      </style:paragraph-properties>
      <style:text-properties fo:color="#000000" style:font-name="Times New Roman" fo:language="pt" fo:country="BR" officeooo:paragraph-rsid="000ba2db"/>
    </style:style>
    <style:style style:name="P12" style:family="paragraph" style:parent-style-name="Standard">
      <style:paragraph-properties fo:margin-left="0.034cm" fo:margin-right="0cm" fo:text-align="justify" style:justify-single-word="false" fo:text-indent="2.466cm" style:auto-text-indent="false">
        <style:tab-stops>
          <style:tab-stop style:position="-0.146cm"/>
          <style:tab-stop style:position="1.124cm"/>
          <style:tab-stop style:position="2.394cm"/>
          <style:tab-stop style:position="3.664cm"/>
          <style:tab-stop style:position="4.934cm"/>
          <style:tab-stop style:position="6.204cm"/>
          <style:tab-stop style:position="7.474cm"/>
          <style:tab-stop style:position="8.744cm"/>
          <style:tab-stop style:position="10.014cm"/>
        </style:tab-stops>
      </style:paragraph-properties>
      <style:text-properties fo:language="pt" fo:country="BR" officeooo:paragraph-rsid="000aa1bf"/>
    </style:style>
    <style:style style:name="P13" style:family="paragraph" style:parent-style-name="Standard">
      <style:paragraph-properties fo:margin-left="0cm" fo:margin-right="0cm" fo:text-indent="2.466cm" style:auto-text-indent="false"/>
      <style:text-properties style:font-name="Times New Roman" fo:font-size="11.5pt" fo:language="pt" fo:country="BR" officeooo:paragraph-rsid="0009a469" style:font-size-asian="11.5pt"/>
    </style:style>
    <style:style style:name="P14" style:family="paragraph" style:parent-style-name="Standard">
      <style:paragraph-properties fo:margin-left="0cm" fo:margin-right="0cm" fo:text-indent="2.466cm" style:auto-text-indent="false"/>
      <style:text-properties style:font-name="Times New Roman" fo:language="pt" fo:country="BR" officeooo:paragraph-rsid="000aa1bf"/>
    </style:style>
    <style:style style:name="P15" style:family="paragraph" style:parent-style-name="Standard">
      <style:paragraph-properties fo:margin-left="0cm" fo:margin-right="0cm" fo:text-indent="2.466cm" style:auto-text-indent="false"/>
      <style:text-properties style:font-name="Times New Roman" fo:language="pt" fo:country="BR" officeooo:paragraph-rsid="000ae886"/>
    </style:style>
    <style:style style:name="P16" style:family="paragraph" style:parent-style-name="Standard">
      <style:paragraph-properties fo:margin-left="0cm" fo:margin-right="0cm" fo:text-indent="2.466cm" style:auto-text-indent="false"/>
      <style:text-properties style:font-name="Times New Roman" fo:language="pt" fo:country="BR" officeooo:paragraph-rsid="000ba2db"/>
    </style:style>
    <style:style style:name="P17" style:family="paragraph" style:parent-style-name="Standard">
      <style:paragraph-properties fo:margin-left="0cm" fo:margin-right="0cm" fo:line-height="100%" fo:text-align="justify" style:justify-single-word="false" fo:text-indent="2.499cm" style:auto-text-indent="false">
        <style:tab-stops>
          <style:tab-stop style:position="-0.146cm"/>
          <style:tab-stop style:position="1.124cm"/>
          <style:tab-stop style:position="2.394cm"/>
          <style:tab-stop style:position="3.664cm"/>
          <style:tab-stop style:position="4.934cm"/>
          <style:tab-stop style:position="6.204cm"/>
          <style:tab-stop style:position="7.474cm"/>
          <style:tab-stop style:position="8.744cm"/>
          <style:tab-stop style:position="10.014cm"/>
        </style:tab-stops>
      </style:paragraph-properties>
      <style:text-properties style:font-name="Times New Roman" fo:font-size="11.5pt" fo:language="pt" fo:country="BR" officeooo:paragraph-rsid="0009a469" style:font-size-asian="11.5pt"/>
    </style:style>
    <style:style style:name="P18" style:family="paragraph" style:parent-style-name="Standard">
      <style:paragraph-properties fo:margin-left="0cm" fo:margin-right="0cm" fo:line-height="100%" fo:text-align="justify" style:justify-single-word="false" fo:text-indent="2.499cm" style:auto-text-indent="false">
        <style:tab-stops>
          <style:tab-stop style:position="-0.146cm"/>
          <style:tab-stop style:position="1.124cm"/>
          <style:tab-stop style:position="2.394cm"/>
          <style:tab-stop style:position="3.664cm"/>
          <style:tab-stop style:position="4.934cm"/>
          <style:tab-stop style:position="6.204cm"/>
          <style:tab-stop style:position="7.474cm"/>
          <style:tab-stop style:position="8.744cm"/>
          <style:tab-stop style:position="10.014cm"/>
        </style:tab-stops>
      </style:paragraph-properties>
      <style:text-properties fo:language="pt" fo:country="BR" officeooo:paragraph-rsid="0009a469"/>
    </style:style>
    <style:style style:name="P19" style:family="paragraph" style:parent-style-name="Standard">
      <style:paragraph-properties fo:margin-left="0cm" fo:margin-right="0cm" fo:line-height="100%" fo:text-align="justify" style:justify-single-word="false" fo:text-indent="2.499cm" style:auto-text-indent="false">
        <style:tab-stops>
          <style:tab-stop style:position="-0.146cm"/>
          <style:tab-stop style:position="1.124cm"/>
          <style:tab-stop style:position="2.394cm"/>
          <style:tab-stop style:position="3.664cm"/>
          <style:tab-stop style:position="4.934cm"/>
          <style:tab-stop style:position="6.204cm"/>
          <style:tab-stop style:position="7.474cm"/>
          <style:tab-stop style:position="8.744cm"/>
          <style:tab-stop style:position="10.014cm"/>
        </style:tab-stops>
      </style:paragraph-properties>
      <style:text-properties fo:language="pt" fo:country="BR" officeooo:paragraph-rsid="000ae886"/>
    </style:style>
    <style:style style:name="P20" style:family="paragraph" style:parent-style-name="Standard">
      <style:paragraph-properties fo:margin-left="0cm" fo:margin-right="0cm" fo:line-height="100%" fo:text-align="justify" style:justify-single-word="false" fo:text-indent="2.499cm" style:auto-text-indent="false"/>
      <style:text-properties fo:language="pt" fo:country="BR" officeooo:paragraph-rsid="000ba2db"/>
    </style:style>
    <style:style style:name="P21" style:family="paragraph" style:parent-style-name="Standard">
      <style:paragraph-properties fo:margin-left="0cm" fo:margin-right="0cm" fo:line-height="100%" fo:text-align="justify" style:justify-single-word="false" fo:text-indent="2.499cm" style:auto-text-indent="false">
        <style:tab-stops>
          <style:tab-stop style:position="-0.146cm"/>
          <style:tab-stop style:position="1.124cm"/>
          <style:tab-stop style:position="2.394cm"/>
          <style:tab-stop style:position="3.664cm"/>
          <style:tab-stop style:position="4.934cm"/>
          <style:tab-stop style:position="6.204cm"/>
          <style:tab-stop style:position="7.474cm"/>
          <style:tab-stop style:position="8.744cm"/>
          <style:tab-stop style:position="10.014cm"/>
        </style:tab-stops>
      </style:paragraph-properties>
      <style:text-properties fo:color="#000000" style:font-name="Times New Roman" fo:language="pt" fo:country="BR" officeooo:paragraph-rsid="000ae886"/>
    </style:style>
    <style:style style:name="P22" style:family="paragraph" style:parent-style-name="Standard">
      <style:paragraph-properties fo:margin-left="0cm" fo:margin-right="0cm" fo:line-height="100%" fo:text-align="justify" style:justify-single-word="false" fo:text-indent="2.499cm" style:auto-text-indent="false">
        <style:tab-stops>
          <style:tab-stop style:position="-0.146cm"/>
          <style:tab-stop style:position="1.124cm"/>
          <style:tab-stop style:position="2.394cm"/>
          <style:tab-stop style:position="3.664cm"/>
          <style:tab-stop style:position="4.934cm"/>
          <style:tab-stop style:position="6.204cm"/>
          <style:tab-stop style:position="7.474cm"/>
          <style:tab-stop style:position="8.744cm"/>
          <style:tab-stop style:position="10.014cm"/>
        </style:tab-stops>
      </style:paragraph-properties>
      <style:text-properties fo:color="#000000" style:font-name="Times New Roman" fo:language="pt" fo:country="BR" officeooo:paragraph-rsid="000ba2db"/>
    </style:style>
    <style:style style:name="P23" style:family="paragraph" style:parent-style-name="Standard">
      <style:paragraph-properties fo:margin-left="0cm" fo:margin-right="-0.004cm" fo:line-height="100%" fo:text-align="justify" style:justify-single-word="false" fo:text-indent="2.499cm" style:auto-text-indent="false">
        <style:tab-stops>
          <style:tab-stop style:position="0.755cm"/>
          <style:tab-stop style:position="2.025cm"/>
          <style:tab-stop style:position="3.295cm"/>
          <style:tab-stop style:position="4.565cm"/>
          <style:tab-stop style:position="5.835cm"/>
          <style:tab-stop style:position="7.105cm"/>
          <style:tab-stop style:position="8.375cm"/>
          <style:tab-stop style:position="9.645cm"/>
          <style:tab-stop style:position="10.915cm"/>
        </style:tab-stops>
      </style:paragraph-properties>
      <style:text-properties fo:language="pt" fo:country="BR" officeooo:paragraph-rsid="0009a469"/>
    </style:style>
    <style:style style:name="P24" style:family="paragraph" style:parent-style-name="Standard">
      <style:paragraph-properties fo:margin-left="0cm" fo:margin-right="-0.004cm" fo:line-height="100%" fo:text-align="justify" style:justify-single-word="false" fo:text-indent="2.499cm" style:auto-text-indent="false">
        <style:tab-stops>
          <style:tab-stop style:position="0.755cm"/>
          <style:tab-stop style:position="2.025cm"/>
          <style:tab-stop style:position="3.295cm"/>
          <style:tab-stop style:position="4.565cm"/>
          <style:tab-stop style:position="5.835cm"/>
          <style:tab-stop style:position="7.105cm"/>
          <style:tab-stop style:position="8.375cm"/>
          <style:tab-stop style:position="9.645cm"/>
          <style:tab-stop style:position="10.915cm"/>
        </style:tab-stops>
      </style:paragraph-properties>
      <style:text-properties fo:language="pt" fo:country="BR" officeooo:paragraph-rsid="000ae886"/>
    </style:style>
    <style:style style:name="P25" style:family="paragraph" style:parent-style-name="Standard">
      <style:paragraph-properties fo:margin-left="0cm" fo:margin-right="-0.004cm" fo:line-height="100%" fo:text-align="justify" style:justify-single-word="false" fo:text-indent="2.499cm" style:auto-text-indent="false"/>
      <style:text-properties fo:language="pt" fo:country="BR" officeooo:paragraph-rsid="0009a469"/>
    </style:style>
    <style:style style:name="P26" style:family="paragraph" style:parent-style-name="Standard">
      <style:paragraph-properties fo:margin-left="0cm" fo:margin-right="-0.004cm" fo:line-height="100%" fo:text-align="justify" style:justify-single-word="false" fo:text-indent="2.499cm" style:auto-text-indent="false"/>
      <style:text-properties fo:language="pt" fo:country="BR" officeooo:paragraph-rsid="000ae886"/>
    </style:style>
    <style:style style:name="P27" style:family="paragraph" style:parent-style-name="Standard">
      <style:paragraph-properties fo:margin-left="0cm" fo:margin-right="-0.004cm" fo:line-height="100%" fo:text-align="justify" style:justify-single-word="false" fo:text-indent="2.499cm" style:auto-text-indent="false">
        <style:tab-stops>
          <style:tab-stop style:position="0.755cm"/>
          <style:tab-stop style:position="2.025cm"/>
          <style:tab-stop style:position="3.295cm"/>
          <style:tab-stop style:position="4.565cm"/>
          <style:tab-stop style:position="5.835cm"/>
          <style:tab-stop style:position="7.105cm"/>
          <style:tab-stop style:position="8.375cm"/>
          <style:tab-stop style:position="9.645cm"/>
          <style:tab-stop style:position="10.915cm"/>
        </style:tab-stops>
      </style:paragraph-properties>
      <style:text-properties fo:color="#000000" style:font-name="Times New Roman" fo:language="pt" fo:country="BR" officeooo:paragraph-rsid="000ba2db"/>
    </style:style>
    <style:style style:name="P28" style:family="paragraph" style:parent-style-name="Standard">
      <style:paragraph-properties fo:margin-left="0cm" fo:margin-right="-0.254cm" fo:line-height="100%" fo:text-align="justify" style:justify-single-word="false" fo:text-indent="2.499cm" style:auto-text-indent="false">
        <style:tab-stops>
          <style:tab-stop style:position="0.755cm"/>
          <style:tab-stop style:position="2.025cm"/>
          <style:tab-stop style:position="3.295cm"/>
          <style:tab-stop style:position="4.565cm"/>
          <style:tab-stop style:position="5.835cm"/>
          <style:tab-stop style:position="7.105cm"/>
          <style:tab-stop style:position="8.375cm"/>
          <style:tab-stop style:position="9.645cm"/>
          <style:tab-stop style:position="10.915cm"/>
        </style:tab-stops>
      </style:paragraph-properties>
      <style:text-properties fo:color="#000000" style:font-name="Times New Roman" fo:language="pt" fo:country="BR" officeooo:paragraph-rsid="000aa1bf"/>
    </style:style>
    <style:style style:name="P29" style:family="paragraph" style:parent-style-name="Standard">
      <style:paragraph-properties fo:margin-left="2.499cm" fo:margin-right="0cm" fo:line-height="100%" fo:text-align="justify" style:justify-single-word="false" fo:text-indent="0cm" style:auto-text-indent="false"/>
      <style:text-properties style:font-name="Times New Roman" fo:font-size="11pt" fo:language="pt" fo:country="BR" officeooo:paragraph-rsid="000ba2db" style:font-size-asian="11pt"/>
    </style:style>
    <style:style style:name="P30" style:family="paragraph" style:parent-style-name="Standard">
      <style:paragraph-properties fo:margin-left="2.499cm" fo:margin-right="0cm" fo:line-height="100%" fo:text-align="justify" style:justify-single-word="false" fo:text-indent="0cm" style:auto-text-indent="false"/>
      <style:text-properties fo:language="pt" fo:country="BR" officeooo:paragraph-rsid="000ba2db"/>
    </style:style>
    <style:style style:name="P31" style:family="paragraph" style:parent-style-name="Standard">
      <style:paragraph-properties fo:margin-left="3cm" fo:margin-right="0cm" fo:line-height="100%" fo:text-align="justify" style:justify-single-word="false" fo:text-indent="0cm" style:auto-text-indent="false"/>
      <style:text-properties style:font-name="Times New Roman" fo:language="pt" fo:country="BR" officeooo:paragraph-rsid="000ba2db"/>
    </style:style>
    <style:style style:name="P32" style:family="paragraph" style:parent-style-name="Standard">
      <style:paragraph-properties fo:margin-left="3cm" fo:margin-right="0cm" fo:line-height="100%" fo:text-align="justify" style:justify-single-word="false" fo:text-indent="0cm" style:auto-text-indent="false"/>
      <style:text-properties style:font-name="Times New Roman" fo:font-size="6pt" fo:language="pt" fo:country="BR" officeooo:paragraph-rsid="000ba2db" style:font-size-asian="6pt"/>
    </style:style>
    <style:style style:name="P33" style:family="paragraph" style:parent-style-name="Standard">
      <style:paragraph-properties fo:margin-left="0.499cm" fo:margin-right="0cm" fo:line-height="100%" fo:text-align="justify" style:justify-single-word="false" fo:text-indent="2cm" style:auto-text-indent="false"/>
      <style:text-properties style:font-name="Times New Roman" fo:language="pt" fo:country="BR" officeooo:paragraph-rsid="000ba2db"/>
    </style:style>
    <style:style style:name="P34" style:family="paragraph" style:parent-style-name="Standard">
      <style:paragraph-properties fo:margin-left="0.499cm" fo:margin-right="0cm" fo:line-height="100%" fo:text-indent="2cm" style:auto-text-indent="false"/>
      <style:text-properties style:font-name="Times New Roman" fo:language="pt" fo:country="BR" officeooo:paragraph-rsid="000ba2db"/>
    </style:style>
    <style:style style:name="P35" style:family="paragraph" style:parent-style-name="Standard">
      <style:paragraph-properties fo:margin-left="0.499cm" fo:margin-right="0cm" fo:line-height="100%" fo:text-indent="2.501cm" style:auto-text-indent="false"/>
      <style:text-properties style:font-name="Times New Roman" fo:language="pt" fo:country="BR" officeooo:paragraph-rsid="000ba2db"/>
    </style:style>
    <style:style style:name="P36" style:family="paragraph" style:parent-style-name="Normal_20__28_Web_29_" style:master-page-name="">
      <style:paragraph-properties fo:margin-left="0cm" fo:margin-right="0cm" fo:margin-top="0.494cm" fo:margin-bottom="0.494cm" loext:contextual-spacing="false" fo:text-align="start" style:justify-single-word="false" fo:text-indent="2.461cm" style:auto-text-indent="false" style:page-number="auto"/>
      <style:text-properties fo:language="pt" fo:country="BR" officeooo:rsid="001ba167" officeooo:paragraph-rsid="000ae886" fo:background-color="#ffff00"/>
    </style:style>
    <style:style style:name="P37" style:family="paragraph" style:parent-style-name="Normal_20__28_Web_29_">
      <style:paragraph-properties fo:margin-left="0cm" fo:margin-right="0cm" fo:margin-top="0.494cm" fo:margin-bottom="0.494cm" loext:contextual-spacing="false" fo:text-align="start" style:justify-single-word="false" fo:text-indent="2.54cm" style:auto-text-indent="false"/>
      <style:text-properties fo:language="pt" fo:country="BR" officeooo:rsid="001f38e8" officeooo:paragraph-rsid="000ba2db" fo:background-color="#ffffff"/>
    </style:style>
    <style:style style:name="T1" style:family="text">
      <style:text-properties fo:color="#000000" style:font-name="Times New Roman"/>
    </style:style>
    <style:style style:name="T2" style:family="text">
      <style:text-properties fo:color="#000000" style:font-name="Times New Roman" fo:font-size="11.5pt" style:font-size-asian="11.5pt"/>
    </style:style>
    <style:style style:name="T3" style:family="text">
      <style:text-properties fo:color="#000000" style:font-name="Times New Roman" fo:font-size="11.5pt" fo:font-style="italic" style:font-size-asian="11.5pt" style:font-style-asian="italic"/>
    </style:style>
    <style:style style:name="T4" style:family="text">
      <style:text-properties fo:color="#000000" style:font-name="Times New Roman" fo:font-size="11.5pt" fo:font-style="normal" style:font-size-asian="11.5pt" style:font-style-asian="normal"/>
    </style:style>
    <style:style style:name="T5" style:family="text">
      <style:text-properties fo:color="#000000" style:font-name="Times New Roman" fo:font-size="11.5pt" fo:font-weight="bold" style:font-size-asian="11.5pt" style:font-weight-asian="bold"/>
    </style:style>
    <style:style style:name="T6" style:family="text">
      <style:text-properties fo:color="#000000" style:font-name="Times New Roman" fo:font-size="11.5pt" fo:font-weight="normal" style:font-size-asian="11.5pt" style:font-weight-asian="normal"/>
    </style:style>
    <style:style style:name="T7" style:family="text">
      <style:text-properties fo:color="#000000" style:font-name="Times New Roman" fo:font-weight="bold" style:font-weight-asian="bold"/>
    </style:style>
    <style:style style:name="T8" style:family="text">
      <style:text-properties fo:color="#000000" style:font-name="Times New Roman" fo:font-weight="bold" fo:background-color="#ffffff" loext:char-shading-value="0" style:font-weight-asian="bold"/>
    </style:style>
    <style:style style:name="T9" style:family="text">
      <style:text-properties fo:color="#000000" style:font-name="Times New Roman" fo:font-weight="normal" style:font-weight-asian="normal"/>
    </style:style>
    <style:style style:name="T10" style:family="text">
      <style:text-properties fo:color="#000000" style:font-name="Times New Roman" fo:background-color="#ffffff" loext:char-shading-value="0"/>
    </style:style>
    <style:style style:name="T11" style:family="text">
      <style:text-properties fo:color="#000000" style:font-name="Times New Roman" fo:font-style="italic" style:font-style-asian="italic"/>
    </style:style>
    <style:style style:name="T12" style:family="text">
      <style:text-properties fo:color="#000000" style:font-name="Times New Roman" fo:font-style="normal" style:font-style-asian="normal"/>
    </style:style>
    <style:style style:name="T13" style:family="text">
      <style:text-properties fo:color="#000000" style:font-name="Times New Roman" fo:font-size="11pt" style:font-size-asian="11pt"/>
    </style:style>
    <style:style style:name="T14" style:family="text">
      <style:text-properties style:font-name="Times New Roman"/>
    </style:style>
    <style:style style:name="T15" style:family="text">
      <style:text-properties style:font-name="Times New Roman" fo:font-size="11.5pt" style:font-size-asian="11.5pt"/>
    </style:style>
    <style:style style:name="T16" style:family="text">
      <style:text-properties style:font-name="Times New Roman" fo:font-size="11.5pt" fo:font-style="italic" style:font-size-asian="11.5pt" style:font-style-asian="italic"/>
    </style:style>
    <style:style style:name="T17" style:family="text">
      <style:text-properties style:font-name="Times New Roman" fo:font-size="11.5pt" fo:font-style="normal" style:font-size-asian="11.5pt" style:font-style-asian="normal"/>
    </style:style>
    <style:style style:name="T18" style:family="text">
      <style:text-properties style:font-name="Times New Roman" fo:font-style="italic" style:font-style-asian="italic"/>
    </style:style>
    <style:style style:name="T19" style:family="text">
      <style:text-properties style:font-name="Times New Roman" fo:font-style="normal" style:font-style-asian="normal"/>
    </style:style>
    <style:style style:name="T20" style:family="text">
      <style:text-properties style:font-name="Times New Roman" fo:font-size="12pt" style:font-size-asian="12pt"/>
    </style:style>
    <style:style style:name="T21" style:family="text">
      <style:text-properties style:font-name="Times New Roman" fo:font-size="12pt" fo:font-style="italic" style:font-size-asian="12pt" style:font-style-asian="italic"/>
    </style:style>
    <style:style style:name="T22" style:family="text">
      <style:text-properties style:font-name="Times New Roman" fo:font-size="11pt" style:font-size-asian="11pt"/>
    </style:style>
    <style:style style:name="T23" style:family="text">
      <style:text-properties fo:font-weight="normal" style:font-weight-asian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span text:style-name="T10">Vistos etc.</text:span><text:span text:style-name="T8"> </text:span></text:p>
      <text:p text:style-name="P10">Tratam os autos de execução da pena aplicada a JONATHAN ANTERO DA SILVA, em que o Ministério Público pugnou pela retificação da guia às fls. 42/42v, alegando erro na sua expedição, por entender que se deve calcular a fração de um sexto sobre a pena restante a partir da data de 21/07/2014, quando o apenado foi transferido para o regime semiaberto (fl. 44).</text:p>
      <text:p text:style-name="P10">Adiante, certificou-se a fuga do apenado em 19 de setembro de 2014 (fl. 45).</text:p>
      <text:p text:style-name="P15">Relatados.</text:p>
      <text:p text:style-name="P21">Sem razão o parecerista, pois a data-base para o cálculo da progressão de regime deve ter como parâmetro a previsão da guia de execução original (fl. 03), e não a do início efetivo do cumprimento da pena sob o novo regime, pois não pode o penitente ser prejudicado pela morosidade do Judiciário e/ou do sistema penitenciário.</text:p>
      <text:p text:style-name="P21">Explico: nem sempre a concessão dos benefícios previstos pela Lei de Execução Penal são outorgados na data correta, podendo o atraso ocorrer por vários motivos, inclusive a demora na análise do feito ou no recebimento do atestado de conduta carcerária. </text:p>
      <text:p text:style-name="P21">Assim, para que o penitente não seja lesado por um <text:s/>atraso a que não deu causa, faz-se necessário que esta segunda progressão utilize como referência a previsão original, feita em sede da primeira guia, que, no caso, é o dia 17/06/2014.</text:p>
      <text:p text:style-name="P19"><text:span text:style-name="T1">Noutra senda, anoto que a situação relatada à fl. 45 demonstra a ocorrência de falta grave (fuga), a ser devidamente apurada em audiência de justificação, com a aplicação do </text:span><text:span text:style-name="T11">due process of law</text:span><text:span text:style-name="T12">, reclamando, inclusive, exercício do direito de defesa.</text:span></text:p>
      <text:p text:style-name="P26"><text:span text:style-name="T14">Ocorre que, tendo o apenado fugido da Unidade Prisional onde se executava regime mais brando, não é concebível que, ao ser recapturado e antes de ser ouvido pelo magistrado, para lá retorne, possibilitando torne ele a escafeder-se frustrando, assim, </text:span><text:span text:style-name="T18">ad aeternum </text:span><text:span text:style-name="T19">a execução, sendo necessária, para garantia do Juízo, como ocorre na prisão preventiva, seja recolhido sob regime de maior segurança e vigilância, o que se afina plenamente com o poder geral de cautela, que informa a atividade judicante (LEP, art. 2º, CPP, art. 3º e arts. 311 e segs; e CPP, arts. 798/799).</text:span></text:p>
      <text:p text:style-name="P2"><text:span text:style-name="T20">Tal é, aliás, a posição da Corte Suprema, </text:span><text:span text:style-name="T21">verbis:</text:span></text:p>
      <text:p text:style-name="P4">Conforme interpretação dos ars. 50, II, 60 e 118, §§ 1º e 2º, da Lei 7.210/84, o Juízo das Execuções pode decretar, provisoriamente, a regressão de regime prisional do condenado foragido do presídio, sem a necessidade da prévia ouvida do sentenciado, pois essa providência cautelar não obsta a que o réu se defenda quando vier a ser preso, comprovando, se for o caso, que tinha justos motivos para o cometimento da falta grave (STF, RT 763/485).</text:p>
      <text:p text:style-name="P24"><text:span text:style-name="T1">Isto posto, deixo de acolher o parecer ministerial e decreto a regressão provisória, para o </text:span><text:span text:style-name="T7">fechad</text:span><text:span text:style-name="T9">o, do regime prisional imposto ao cumprimento da pena por JONATHAN ANTERO DA SILVA, em razão da fuga. </text:span></text:p>
      <text:p text:style-name="P5"><text:span text:style-name="T23">P.R.I., expeça-se mandado de prisão. Com a recaptura do apenado, designe-se data de audiência de justificação.</text:span></text:p>
      <text:p text:style-name="P5"><text:span text:style-name="T23"/></text:p>
      <text:p text:style-name="P5"><text:span text:style-name="T23"/></text:p>
      <text:p text:style-name="P5"><text:span text:style-name="T23"/></text:p>
      <text:p text:style-name="P5"><text:span text:style-name="T23"/></text:p>
      <text:p text:style-name="P37"><text:span text:style-name="T1">Vistos etc.</text:span><text:span text:style-name="T7"> </text:span></text:p>
      <text:p text:style-name="P11">Tratam os autos de execução da pena aplicada a JONATHAN ANTERO DA SILVA, em que o Ministério Público pugnou pela retificação da guia às fls. 125/126, alegando erro na sua expedição, por entender que se deve calcular a fração de um sexto sobre a pena restante a partir da data de 22/07/2014, quando o apenado foi transferido para o regime semiaberto (fl. 128).</text:p>
      <text:p text:style-name="P16">Relatados.</text:p>
      <text:p text:style-name="P22"><text:soft-page-break/>Sem razão o parecerista, pois a data-base para o cálculo da progressão de regime para o aberto deve ter como parâmetro a previsão para o semiaberto e não a do início efetivo do cumprimento da pena sob o novo regime, pois não pode o penitente ser prejudicado pela morosidade do Judiciário e/ou do sistema penitenciário.</text:p>
      <text:p text:style-name="P22">Explico: nem sempre a concessão dos benefícios previstos pela Lei de Execução Penal são outorgados na data correta, podendo o atraso ocorrer por vários motivos, inclusive a demora na análise do feito ou no recebimento do atestado de conduta carcerária. </text:p>
      <text:p text:style-name="P22">Assim, para que o penitente não seja lesado por um <text:s/>atraso a que não deu causa, faz-se necessário que esta segunda progressão utilize como referência a previsão do semiaberto.</text:p>
      <text:p text:style-name="P22">Noutra senda, verifico que tanto a guia de fls. 109/111 quanto a acostada <text:s/>às fls. 125/126, ora impugnada, estão erradas, pois aquela utilizou a data da primeira prisão para previsão de progressão/benefícios, qual seja, 08/05/2010, enquanto a segunda utilizou a data seguinte da decisão de unificação das penas (23/05/2014), quando, no caso de unificação de penas, a data-base para futuros benefícios deve ser a do trânsito em julgado da nova condenação, conforme entende o STF:</text:p>
      <text:p text:style-name="P29">HABEAS CORPUS. EXECUÇÃO PENAL. PROGRESSÃO DE REGIME. CONDENAÇÃO SUPERVENIENTE. ALTERAÇÃO DA DATA-BASE PARA CONCESSÃO DE BENEFÍCIOS. PRECEDENTES. ORDEM DENEGADA. I - A superveniência de nova condenação definitiva no curso da execução criminal sempre altera a data-base para concessão de benefícios, ainda que o crime tenha sido cometido antes do início de cumprimento da pena. II - A data do trânsito em julgado da nova condenação é o termo inicial de contagem para concessão de benefícios, que passa a ser calculado a partir do somatório das penas que restam a ser cumpridas. III - Habeas corpus denegado. (HC 101023, Relator: Min. RICARDO LEWANDOWSKI, Primeira Turma, julgado em 09/03/2010).</text:p>
      <text:p text:style-name="P31"/>
      <text:p text:style-name="P33">No mesmo sentido anotou o Ministro Marco Aurélio, ao julgar o HC 100499:</text:p>
      <text:p text:style-name="P32"/>
      <text:p text:style-name="P29">Concluindo, há o somatório das penas e, então, deprezado o período cumprido na anterior, surge novo quadro fático a nortear a progressão, podendo ocorrer, até mesmo, conforme previsto expressamente no inciso II do art. 118 da Lei de Execução Penal, regressão para regime mais rigoroso. Está-se diante de consequência lógica do fato de ser formalizado, contra aquele que vem cumprindo a pena em certo regime, novo título judicial condenatório, chegando-se ao somatório das penas não só para beneficiá-lo – tempo máximo de permanência preso (trinta anos, art. 75 do Código Penal) – como também para implementar-se o regime próprio à totalidade de anos em que deva o condenado ficar recluso e, logicamente, não se poderá, no tocante à pena retratada no título seguinte, considerar a passagem do tempo relativamente àquela imposta na condenação anterior".</text:p>
      <text:p text:style-name="P35"/>
      <text:p text:style-name="P34">A ementa desse julgado diz: </text:p>
      <text:p text:style-name="P32"/>
      <text:p text:style-name="P30"><text:span text:style-name="T22">PENA – CUMPRIMENTO – SUPERVENIÊNCIA DE NOVA CONDENAÇÃO. Uma vez preclusa no campo da recorribilidade nova decisão condenatória, dá-se o somatório das penas impostas com as consequências próprias, ou seja, não só para haver a observância do limite da custódia – artigo 75 do Código Penal –, como também para sopesarem-se os parâmetros da progressão no regime de cumprimento da pena, surgindo, então, outro termo inicial para a contagem do tempo (HC 100499, Relator: Min. MARCO AURÉLIO, Primeira Turma, julgado em 26/10/2010)</text:span><text:span text:style-name="T14"> </text:span></text:p>
      <text:p text:style-name="P29"/>
      <text:p text:style-name="P20"><text:span text:style-name="T14">Em 12 de abril de 2011 a Suprema Corte repetiu o entendimento, como se vê no seu Informativo nº 623, <text:s/></text:span><text:span text:style-name="T18">verbis</text:span><text:span text:style-name="T19">: <text:s/></text:span></text:p>
      <text:p text:style-name="P29"/>
      <text:p text:style-name="P30"><text:span text:style-name="T13">A superveniência de sentença condenatória no curso de execução criminal determina o reinício da contagem do prazo para concessão do benefício da progressão de regime, tendo como base a soma das penas restantes a serem cumpridas. Esse o entendimento da 1ª Turma ao indeferir habeas corpus em que se sustentava a ilegalidade da alteração da data-base para fins dos direitos executórios. Entendeu-se que seriam aplicáveis, à espécie, os artigos 111, </text:span><text:soft-page-break/><text:span text:style-name="T13">parágrafo único, e 118, II, da Lei de Execução Penal - LEP (“Art. 111. Quando houver condenação por mais de um crime, no mesmo processo ou em processos distintos, a determinação do regime de cumprimento será feita pelo resultado da soma ou unificação das penas, observada, quando for o caso, a detração ou remição. Parágrafo único. Sobrevindo condenação no curso da execução, somar-se-á a pena ao restante da que está sendo cumprida, para determinação do regime ... Art. 118. A execução da pena privativa de liberdade ficará sujeita à forma regressiva, com a transferência para qualquer dos regimes mais rigorosos, quando o condenado: ... II - sofrer condenação, por crime anterior, cuja pena, somada ao restante da pena em execução, torne incabível o regime ...”). Asseverou-se que, uma vez ocorrida a unificação da pena, pouco importaria a data da prática do delito referente à condenação subseqüente, pois o somatório apurado nortearia a fixação do seu regime de cumprimento. HC 96824/RS, rel. Min. Marco Aurélio, 12.4.2011. (HC-96824)</text:span><text:span text:style-name="T1"> </text:span><text:line-break/></text:p>
      <text:p text:style-name="P27">Isto posto, deixo de acolher o parecer ministerial e mando retificar as guias de execução penal, considerando a data do trânsito em julgado da última condenação como data-base para futuros benefícios executórios.</text:p>
      <text:p text:style-name="P9">P.R.I., expeça-se a competente Guia de Execução Penal retificadora e os ofícios de ordem à autoridade carcerária.</text:p>
      <text:p text:style-name="P7"><text:span text:style-name="T2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exto_20_em_20_bloco" style:display-name="Texto em bloco" style:family="paragraph" style:parent-style-name="Standard" style:default-outline-level="">
      <style:paragraph-properties fo:margin-left="1.501cm" fo:margin-right="-1.413cm" fo:margin-top="0cm" fo:margin-bottom="0cm" loext:contextual-spacing="false" fo:text-align="justify" style:justify-single-word="false" fo:text-indent="2cm" style:auto-text-indent="false"/>
      <style:text-properties fo:font-size="12pt" style:font-size-asian="12pt"/>
    </style:style>
    <style:style style:name="Normal_20__28_Web_29_" style:display-name="Normal (Web)" style:family="paragraph" style:parent-style-name="Standard" style:default-outline-level="">
      <style:paragraph-properties fo:margin-left="0cm" fo:margin-right="0cm" fo:margin-top="0.494cm" fo:margin-bottom="0.494cm" loext:contextual-spacing="false" fo:text-align="start" style:justify-single-word="false" fo:text-indent="0cm" style:auto-text-indent="false"/>
      <style:text-properties style:font-name="Arial Unicode MS" fo:font-family="'Arial Unicode MS'" style:font-family-generic="roman" fo:font-size="12pt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7T08:00:16.703000000</meta:creation-date>
    <dc:date>2020-01-17T08:30:46.196000000</dc:date>
    <meta:editing-duration>PT30M28S</meta:editing-duration>
    <meta:editing-cycles>4</meta:editing-cycles>
    <meta:generator>LibreOffice/6.0.3.2$Windows_X86_64 LibreOffice_project/8f48d515416608e3a835360314dac7e47fd0b821</meta:generator>
    <meta:document-statistic meta:table-count="0" meta:image-count="0" meta:object-count="0" meta:page-count="3" meta:paragraph-count="29" meta:word-count="1392" meta:character-count="8585" meta:non-whitespace-character-count="7202"/>
  </office:meta>
</office:document-meta>
</file>